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 style:data-style-name="N1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11"/>
    <style:style style:name="ce8" style:family="table-cell" style:parent-style-name="Default" style:data-style-name="N126">
      <style:table-cell-properties fo:background-color="#ff66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able S2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copies/cell</text:p>
          </table:table-cell>
          <table:table-cell office:value-type="string" calcext:value-type="string">
            <text:p>std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0AB71</text:p>
          </table:table-cell>
          <table:table-cell table:style-name="ce2" office:value-type="string" calcext:value-type="string">
            <text:p>fbaA</text:p>
          </table:table-cell>
          <table:table-cell table:style-name="ce2" office:value-type="string" calcext:value-type="string">
            <text:p>ANEAYLQGQLGNPK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13562.3705542059" calcext:value-type="float">
            <text:p>13562</text:p>
          </table:table-cell>
          <table:table-cell table:style-name="ce8" office:value-type="float" office:value="144.899278677888" calcext:value-type="float">
            <text:p>144.9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P0A991</text:p>
          </table:table-cell>
          <table:table-cell table:style-name="ce2" office:value-type="string" calcext:value-type="string">
            <text:p>fbaB</text:p>
          </table:table-cell>
          <table:table-cell table:style-name="ce2" office:value-type="string" calcext:value-type="string">
            <text:p>DADNLLQHR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88.0953547294702" calcext:value-type="float">
            <text:p>88</text:p>
          </table:table-cell>
          <table:table-cell table:style-name="ce8" office:value-type="float" office:value="5.47705439343241" calcext:value-type="float">
            <text:p>5.5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0A9C9</text:p>
          </table:table-cell>
          <table:table-cell table:style-name="ce2" office:value-type="string" calcext:value-type="string">
            <text:p>glpX</text:p>
          </table:table-cell>
          <table:table-cell table:style-name="ce2" office:value-type="string" calcext:value-type="string">
            <text:p>IGEQELAR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291.200003947164" calcext:value-type="float">
            <text:p>291</text:p>
          </table:table-cell>
          <table:table-cell table:style-name="ce8" office:value-type="float" office:value="0.55463796037997" calcext:value-type="float">
            <text:p>0.6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P0A993</text:p>
          </table:table-cell>
          <table:table-cell table:style-name="ce2" office:value-type="string" calcext:value-type="string">
            <text:p>fbp</text:p>
          </table:table-cell>
          <table:table-cell table:style-name="ce2" office:value-type="string" calcext:value-type="string">
            <text:p>VTPVGTPVTEEDFLQPGNK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333.262226739532" calcext:value-type="float">
            <text:p>333</text:p>
          </table:table-cell>
          <table:table-cell table:style-name="ce8" office:value-type="float" office:value="33.4169623600316" calcext:value-type="float">
            <text:p>33.4</text:p>
          </table:table-cell>
          <table:table-cell table:style-name="ce4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0A796</text:p>
          </table:table-cell>
          <table:table-cell table:style-name="ce2" office:value-type="string" calcext:value-type="string">
            <text:p>pfkA</text:p>
          </table:table-cell>
          <table:table-cell table:style-name="ce2" office:value-type="string" calcext:value-type="string">
            <text:p>MGAYAIDLLLAGYGGR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9499.78733415511" calcext:value-type="float">
            <text:p>9500</text:p>
          </table:table-cell>
          <table:table-cell table:style-name="ce8" office:value-type="float" office:value="284.252167947263" calcext:value-type="float">
            <text:p>284.3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P06999</text:p>
          </table:table-cell>
          <table:table-cell table:style-name="ce2" office:value-type="string" calcext:value-type="string">
            <text:p>pfkB</text:p>
          </table:table-cell>
          <table:table-cell table:style-name="ce2" office:value-type="string" calcext:value-type="string">
            <text:p>ELSALVNR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890.219001965748" calcext:value-type="float">
            <text:p>890</text:p>
          </table:table-cell>
          <table:table-cell table:style-name="ce8" office:value-type="float" office:value="16.4311621998258" calcext:value-type="float">
            <text:p>16.4</text:p>
          </table:table-cell>
          <table:table-cell table:style-name="ce4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P21599</text:p>
          </table:table-cell>
          <table:table-cell table:style-name="ce2" office:value-type="string" calcext:value-type="string">
            <text:p>pykA</text:p>
          </table:table-cell>
          <table:table-cell table:style-name="ce2" office:value-type="string" calcext:value-type="string">
            <text:p>LGGGLSAEALTEK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1331.97038842499" calcext:value-type="float">
            <text:p>1332</text:p>
          </table:table-cell>
          <table:table-cell table:style-name="ce8" office:value-type="float" office:value="2.07989357701413" calcext:value-type="float">
            <text:p>2.1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P0AD61</text:p>
          </table:table-cell>
          <table:table-cell table:style-name="ce2" office:value-type="string" calcext:value-type="string">
            <text:p>pykF</text:p>
          </table:table-cell>
          <table:table-cell table:style-name="ce2" office:value-type="string" calcext:value-type="string">
            <text:p>LNFSHGDYAEHGQR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6117.65126137484" calcext:value-type="float">
            <text:p>6118</text:p>
          </table:table-cell>
          <table:table-cell table:style-name="ce8" office:value-type="float" office:value="528.986348126544" calcext:value-type="float">
            <text:p>529.0</text:p>
          </table:table-cell>
          <table:table-cell table:style-name="ce4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P62707</text:p>
          </table:table-cell>
          <table:table-cell table:style-name="ce2" office:value-type="string" calcext:value-type="string">
            <text:p>gpmA</text:p>
          </table:table-cell>
          <table:table-cell table:style-name="ce2" office:value-type="string" calcext:value-type="string">
            <text:p>YYLGNADEIAAK</text:p>
          </table:table-cell>
          <table:table-cell table:style-name="ce2" office:value-type="string" calcext:value-type="string">
            <text:p>glucose</text:p>
          </table:table-cell>
          <table:table-cell table:style-name="ce5" office:value-type="float" office:value="10874.4082282087" calcext:value-type="float">
            <text:p>10874</text:p>
          </table:table-cell>
          <table:table-cell table:style-name="ce8" office:value-type="float" office:value="176.0976823331" calcext:value-type="float">
            <text:p>176.1</text:p>
          </table:table-cell>
          <table:table-cell table:style-name="ce4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able S9 (MG1655 – glucos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tein Copies/Cell_MG1655.Glucose</text:p>
          </table:table-cell>
          <table:table-cell table:number-columns-repeated="2"/>
          <table:table-cell office:value-type="string" calcext:value-type="string">
            <text:p>molecular weight (Da)</text:p>
          </table:table-cell>
          <table:table-cell office:value-type="string" calcext:value-type="string">
            <text:p>molecular weight (mol)</text:p>
          </table:table-cell>
          <table:table-cell table:number-columns-repeated="3"/>
          <table:table-cell table:style-name="ce1" office:value-type="string" calcext:value-type="string">
            <text:p>table S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pX</text:p>
          </table:table-cell>
          <table:table-cell table:style-name="ce5" office:value-type="float" office:value="188.301600130729" calcext:value-type="float">
            <text:p>188</text:p>
          </table:table-cell>
          <table:table-cell table:formula="of:=[.B29]/SUM([.B29:.B30])" office:value-type="float" office:value="0.133352959836208" calcext:value-type="float">
            <text:p>0.1333529598</text:p>
          </table:table-cell>
          <table:table-cell/>
          <table:table-cell office:value-type="float" office:value="35811.62041" calcext:value-type="float">
            <text:p>35811.62041</text:p>
          </table:table-cell>
          <table:table-cell table:number-columns-repeated="4"/>
          <table:table-cell table:style-name="ce5" office:value-type="float" office:value="291.200003947164" calcext:value-type="float">
            <text:p>291</text:p>
          </table:table-cell>
          <table:table-cell table:formula="of:=[.J29]/SUM([.J29:.J30])" office:value-type="float" office:value="0.466321243523316" calcext:value-type="float">
            <text:p>0.46632124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bp</text:p>
          </table:table-cell>
          <table:table-cell table:style-name="ce5" office:value-type="float" office:value="1223.75254821373" calcext:value-type="float">
            <text:p>1224</text:p>
          </table:table-cell>
          <table:table-cell table:formula="of:=[.B30]/SUM([.B29:.B30])" office:value-type="float" office:value="0.866647040163792" calcext:value-type="float">
            <text:p>0.8666470402</text:p>
          </table:table-cell>
          <table:table-cell/>
          <table:table-cell office:value-type="float" office:value="36792.64622" calcext:value-type="float">
            <text:p>36792.64622</text:p>
          </table:table-cell>
          <table:table-cell table:number-columns-repeated="4"/>
          <table:table-cell table:style-name="ce5" office:value-type="float" office:value="333.262226739532" calcext:value-type="float">
            <text:p>333</text:p>
          </table:table-cell>
          <table:table-cell table:formula="of:=[.J30]/SUM([.J29:.J30])" office:value-type="float" office:value="0.533678756476684" calcext:value-type="float">
            <text:p>0.533678756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fbaA</text:p>
          </table:table-cell>
          <table:table-cell table:style-name="ce5" office:value-type="float" office:value="17922.7099853909" calcext:value-type="float">
            <text:p>17923</text:p>
          </table:table-cell>
          <table:table-cell table:formula="of:=[.B32]/SUM([.B32:.B33])" office:value-type="float" office:value="0.96234035074862" calcext:value-type="float">
            <text:p>0.9623403507</text:p>
          </table:table-cell>
          <table:table-cell/>
          <table:table-cell office:value-type="float" office:value="39104.59675" calcext:value-type="float">
            <text:p>39104.59675</text:p>
          </table:table-cell>
          <table:table-cell table:number-columns-repeated="4"/>
          <table:table-cell table:style-name="ce5" office:value-type="float" office:value="13562.3705542059" calcext:value-type="float">
            <text:p>13562</text:p>
          </table:table-cell>
          <table:table-cell table:formula="of:=[.J32]/SUM([.J32:.J33])" office:value-type="float" office:value="0.993546348138066" calcext:value-type="float">
            <text:p>0.99354634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baB</text:p>
          </table:table-cell>
          <table:table-cell table:style-name="ce5" office:value-type="float" office:value="701.376567197827" calcext:value-type="float">
            <text:p>701</text:p>
          </table:table-cell>
          <table:table-cell table:formula="of:=[.B33]/SUM([.B32:.B33])" office:value-type="float" office:value="0.0376596492513796" calcext:value-type="float">
            <text:p>0.0376596493</text:p>
          </table:table-cell>
          <table:table-cell/>
          <table:table-cell office:value-type="float" office:value="38067.15999" calcext:value-type="float">
            <text:p>38067.15999</text:p>
          </table:table-cell>
          <table:table-cell table:number-columns-repeated="4"/>
          <table:table-cell table:style-name="ce5" office:value-type="float" office:value="88.0953547294702" calcext:value-type="float">
            <text:p>88</text:p>
          </table:table-cell>
          <table:table-cell table:formula="of:=[.J33]/SUM([.J32:.J33])" office:value-type="float" office:value="0.00645365186193421" calcext:value-type="float">
            <text:p>0.00645365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ykF</text:p>
          </table:table-cell>
          <table:table-cell table:style-name="ce5" office:value-type="float" office:value="7935.84723632873" calcext:value-type="float">
            <text:p>7936</text:p>
          </table:table-cell>
          <table:table-cell table:formula="of:=[.B35]/SUM([.B35:.B36])" office:value-type="float" office:value="0.858973898248084" calcext:value-type="float">
            <text:p>0.8589738982</text:p>
          </table:table-cell>
          <table:table-cell/>
          <table:table-cell office:value-type="float" office:value="50679.24536" calcext:value-type="float">
            <text:p>50679.24536</text:p>
          </table:table-cell>
          <table:table-cell table:number-columns-repeated="4"/>
          <table:table-cell table:style-name="ce5" office:value-type="float" office:value="6117.65126137484" calcext:value-type="float">
            <text:p>6118</text:p>
          </table:table-cell>
          <table:table-cell table:formula="of:=[.J35]/SUM([.J35:.J36])" office:value-type="float" office:value="0.821202948144248" calcext:value-type="float">
            <text:p>0.82120294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ykA</text:p>
          </table:table-cell>
          <table:table-cell table:style-name="ce5" office:value-type="float" office:value="1302.90524790187" calcext:value-type="float">
            <text:p>1303</text:p>
          </table:table-cell>
          <table:table-cell table:formula="of:=[.B36]/SUM([.B35:.B36])" office:value-type="float" office:value="0.141026101751916" calcext:value-type="float">
            <text:p>0.1410261018</text:p>
          </table:table-cell>
          <table:table-cell/>
          <table:table-cell office:value-type="float" office:value="51306.66919" calcext:value-type="float">
            <text:p>51306.66919</text:p>
          </table:table-cell>
          <table:table-cell table:number-columns-repeated="4"/>
          <table:table-cell table:style-name="ce5" office:value-type="float" office:value="1331.97038842499" calcext:value-type="float">
            <text:p>1332</text:p>
          </table:table-cell>
          <table:table-cell table:formula="of:=[.J36]/SUM([.J35:.J36])" office:value-type="float" office:value="0.178797051855752" calcext:value-type="float">
            <text:p>0.17879705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fkA</text:p>
          </table:table-cell>
          <table:table-cell table:style-name="ce5" office:value-type="float" office:value="907.858254911723" calcext:value-type="float">
            <text:p>908</text:p>
          </table:table-cell>
          <table:table-cell table:formula="of:=[.B38]/SUM([.B38:.B39])" office:value-type="float" office:value="0.902913259933062" calcext:value-type="float">
            <text:p>0.9029132599</text:p>
          </table:table-cell>
          <table:table-cell/>
          <table:table-cell office:value-type="float" office:value="34801.68622" calcext:value-type="float">
            <text:p>34801.68622</text:p>
          </table:table-cell>
          <table:table-cell table:number-columns-repeated="4"/>
          <table:table-cell table:style-name="ce5" office:value-type="float" office:value="9499.78733415511" calcext:value-type="float">
            <text:p>9500</text:p>
          </table:table-cell>
          <table:table-cell table:formula="of:=[.J38]/SUM([.J38:.J39])" office:value-type="float" office:value="0.914319686324839" calcext:value-type="float">
            <text:p>0.91431968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fkB</text:p>
          </table:table-cell>
          <table:table-cell table:style-name="ce5" office:value-type="float" office:value="97.6184560837804" calcext:value-type="float">
            <text:p>98</text:p>
          </table:table-cell>
          <table:table-cell table:formula="of:=[.B39]/SUM([.B38:.B39])" office:value-type="float" office:value="0.0970867400669382" calcext:value-type="float">
            <text:p>0.0970867401</text:p>
          </table:table-cell>
          <table:table-cell/>
          <table:table-cell office:value-type="float" office:value="32417.84255" calcext:value-type="float">
            <text:p>32417.84255</text:p>
          </table:table-cell>
          <table:table-cell table:number-columns-repeated="4"/>
          <table:table-cell table:style-name="ce5" office:value-type="float" office:value="890.219001965748" calcext:value-type="float">
            <text:p>890</text:p>
          </table:table-cell>
          <table:table-cell table:formula="of:=[.J39]/SUM([.J38:.J39])" office:value-type="float" office:value="0.0856803136751613" calcext:value-type="float">
            <text:p>0.085680313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pmI</text:p>
          </table:table-cell>
          <table:table-cell table:style-name="ce5" office:value-type="float" office:value="2405.32533262855" calcext:value-type="float">
            <text:p>2405</text:p>
          </table:table-cell>
          <table:table-cell table:formula="of:=[.B41]/SUM([.B41:.B42])" office:value-type="float" office:value="0.180690318427367" calcext:value-type="float">
            <text:p>0.1806903184</text:p>
          </table:table-cell>
          <table:table-cell/>
          <table:table-cell office:value-type="float" office:value="56140.28406" calcext:value-type="float">
            <text:p>56140.284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pmA</text:p>
          </table:table-cell>
          <table:table-cell table:style-name="ce5" office:value-type="float" office:value="10906.5408125154" calcext:value-type="float">
            <text:p>10907</text:p>
          </table:table-cell>
          <table:table-cell table:formula="of:=[.B42]/SUM([.B41:.B42])" office:value-type="float" office:value="0.819309681572633" calcext:value-type="float">
            <text:p>0.8193096816</text:p>
          </table:table-cell>
          <table:table-cell/>
          <table:table-cell office:value-type="float" office:value="28520.74385" calcext:value-type="float">
            <text:p>28520.74385</text:p>
          </table:table-cell>
          <table:table-cell table:number-columns-repeated="4"/>
          <table:table-cell table:style-name="ce5" office:value-type="float" office:value="10874.4082282087" calcext:value-type="float">
            <text:p>1087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ell volume (L)</text:p>
          </table:table-cell>
          <table:table-cell table:formula="of:=4.96*10^-16" office:value-type="float" office:value="4.96E-016" calcext:value-type="float">
            <text:p>4.96E-16</text:p>
          </table:table-cell>
          <table:table-cell office:value-type="string" calcext:value-type="string">
            <text:p>ish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l volume (L)</text:p>
          </table:table-cell>
          <table:table-cell table:formula="of:=3.2*10^-15" office:value-type="float" office:value="3.2E-015" calcext:value-type="float">
            <text:p>3.2E-15</text:p>
          </table:table-cell>
          <table:table-cell/>
          <table:table-cell office:value-type="string" calcext:value-type="string">
            <text:p>stain BW25113, just like proteomics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able S5 <text:s/>(glucose)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Table S4</text:p>
          </table:table-cell>
          <table:table-cell office:value-type="string" calcext:value-type="string">
            <text:p>Table S5</text:p>
          </table:table-cell>
          <table:table-cell table:number-columns-repeated="4"/>
          <table:table-cell office:value-type="string" calcext:value-type="string">
            <text:p>Table S5</text:p>
          </table:table-cell>
          <table:table-cell table:style-name="ce9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Table S4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Protein Copies/Cell</text:p>
          </table:table-cell>
          <table:table-cell table:number-columns-repeated="2" table:style-name="ce1" office:value-type="string" calcext:value-type="string">
            <text:p>Protein Mass (fg) / Cell</text:p>
          </table:table-cell>
          <table:table-cell table:style-name="ce1" office:value-type="string" calcext:value-type="string">
            <text:p>ratios</text:p>
          </table:table-cell>
          <table:table-cell/>
          <table:table-cell table:style-name="ce1" office:value-type="string" calcext:value-type="string">
            <text:p>molecular weight (Da,g/mol)</text:p>
          </table:table-cell>
          <table:table-cell/>
          <table:table-cell table:style-name="ce1" office:value-type="string" calcext:value-type="string">
            <text:p>Protein mass (mol)</text:p>
          </table:table-cell>
          <table:table-cell table:style-name="ce1" office:value-type="string" calcext:value-type="string">
            <text:p>Protein concentration (mol/L)</text:p>
          </table:table-cell>
          <table:table-cell table:style-name="ce1" office:value-type="string" calcext:value-type="string">
            <text:p>ratios</text:p>
          </table:table-cell>
          <table:table-cell/>
          <table:table-cell table:style-name="ce1" office:value-type="string" calcext:value-type="string">
            <text:p>Protein mass (mol)</text:p>
          </table:table-cell>
          <table:table-cell table:style-name="ce1" office:value-type="string" calcext:value-type="string">
            <text:p>Protein concentration (mol/L)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lpX</text:p>
          </table:table-cell>
          <table:table-cell/>
          <table:table-cell office:value-type="float" office:value="0.0112161470864461" calcext:value-type="float">
            <text:p>0.0112161471</text:p>
          </table:table-cell>
          <table:table-cell office:value-type="float" office:value="0.0111410234523851" calcext:value-type="float">
            <text:p>0.0111410235</text:p>
          </table:table-cell>
          <table:table-cell table:formula="of:=[.D51]/SUM([.D51:.D52])" office:value-type="float" office:value="0.161914143300315" calcext:value-type="float">
            <text:p>0.1619141433</text:p>
          </table:table-cell>
          <table:table-cell/>
          <table:table-cell office:value-type="float" office:value="35811.62041" calcext:value-type="float">
            <text:p>35811.62041</text:p>
          </table:table-cell>
          <table:table-cell/>
          <table:table-cell table:formula="of:=([.D51]*10^-15)/[.G51]" office:value-type="float" office:value="3.1110079144238E-022" calcext:value-type="float">
            <text:p>3.1110079144238E-22</text:p>
          </table:table-cell>
          <table:table-cell table:formula="of:=[.I51]/[.$B$46]" office:value-type="float" office:value="0.0000000972189973257438" calcext:value-type="float">
            <text:p>9.72189973257438E-08</text:p>
          </table:table-cell>
          <table:table-cell table:formula="of:=[.J51]/SUM([.J51:.J52])" office:value-type="float" office:value="0.165615046374669" calcext:value-type="float">
            <text:p>0.1656150464</text:p>
          </table:table-cell>
          <table:table-cell/>
          <table:table-cell table:formula="of:=([.C51]*10^-15)/[.G51]" office:value-type="float" office:value="3.13198536062728E-022" calcext:value-type="float">
            <text:p>3.13198536062728E-22</text:p>
          </table:table-cell>
          <table:table-cell table:formula="of:=[.M51]/[.$B$46]" office:value-type="float" office:value="0.0000000978745425196024" calcext:value-type="float">
            <text:p>9.78745425196024E-0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bp</text:p>
          </table:table-cell>
          <table:table-cell/>
          <table:table-cell office:value-type="float" office:value="0.0398437215009961" calcext:value-type="float">
            <text:p>0.0398437215</text:p>
          </table:table-cell>
          <table:table-cell office:value-type="float" office:value="0.0576671932067424" calcext:value-type="float">
            <text:p>0.0576671932</text:p>
          </table:table-cell>
          <table:table-cell table:formula="of:=[.D52]/SUM([.D51:.D52])" office:value-type="float" office:value="0.838085856699685" calcext:value-type="float">
            <text:p>0.8380858567</text:p>
          </table:table-cell>
          <table:table-cell/>
          <table:table-cell office:value-type="float" office:value="36792.64622" calcext:value-type="float">
            <text:p>36792.64622</text:p>
          </table:table-cell>
          <table:table-cell/>
          <table:table-cell table:formula="of:=([.D52]*10^-15)/[.G52]" office:value-type="float" office:value="1.56735650004417E-021" calcext:value-type="float">
            <text:p>1.56735650004417E-21</text:p>
          </table:table-cell>
          <table:table-cell table:formula="of:=[.I52]/[.$B$46]" office:value-type="float" office:value="0.000000489798906263802" calcext:value-type="float">
            <text:p>4.89798906263802E-07</text:p>
          </table:table-cell>
          <table:table-cell table:formula="of:=[.J52]/SUM([.J51:.J52])" office:value-type="float" office:value="0.83438495362533" calcext:value-type="float">
            <text:p>0.8343849536</text:p>
          </table:table-cell>
          <table:table-cell/>
          <table:table-cell table:formula="of:=([.C52]*10^-15)/[.G52]" office:value-type="float" office:value="1.08292622560368E-021" calcext:value-type="float">
            <text:p>1.08292622560368E-21</text:p>
          </table:table-cell>
          <table:table-cell table:formula="of:=[.M52]/[.$B$46]" office:value-type="float" office:value="0.00000033841444550115" calcext:value-type="float">
            <text:p>3.3841444550115E-07</text:p>
          </table:table-cell>
          <table:table-cell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fbaA</text:p>
          </table:table-cell>
          <table:table-cell/>
          <table:table-cell office:value-type="float" office:value="0.950301807837979" calcext:value-type="float">
            <text:p>0.9503018078</text:p>
          </table:table-cell>
          <table:table-cell office:value-type="float" office:value="1.3018651811804" calcext:value-type="float">
            <text:p>1.3018651812</text:p>
          </table:table-cell>
          <table:table-cell table:formula="of:=[.D54]/SUM([.D54:.D55])" office:value-type="float" office:value="0.905088161955913" calcext:value-type="float">
            <text:p>0.905088162</text:p>
          </table:table-cell>
          <table:table-cell/>
          <table:table-cell office:value-type="float" office:value="39104.59675" calcext:value-type="float">
            <text:p>39104.59675</text:p>
          </table:table-cell>
          <table:table-cell/>
          <table:table-cell table:formula="of:=([.D54]*10^-15)/[.G54]" office:value-type="float" office:value="3.329187076147E-020" calcext:value-type="float">
            <text:p>3.329187076147E-20</text:p>
          </table:table-cell>
          <table:table-cell table:formula="of:=[.I54]/[.$B$46]" office:value-type="float" office:value="0.0000104037096129594" calcext:value-type="float">
            <text:p>1.04037096129594E-05</text:p>
          </table:table-cell>
          <table:table-cell table:formula="of:=[.J54]/SUM([.J54:.J55])" office:value-type="float" office:value="0.902753088634207" calcext:value-type="float">
            <text:p>0.9027530886</text:p>
          </table:table-cell>
          <table:table-cell/>
          <table:table-cell table:formula="of:=([.C54]*10^-15)/[.G54]" office:value-type="float" office:value="2.4301537077939E-020" calcext:value-type="float">
            <text:p>2.4301537077939E-20</text:p>
          </table:table-cell>
          <table:table-cell table:formula="of:=[.M54]/[.$B$46]" office:value-type="float" office:value="0.00000759423033685595" calcext:value-type="float">
            <text:p>7.59423033685595E-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baB</text:p>
          </table:table-cell>
          <table:table-cell table:style-name="ce7" office:value-type="percentage" office:value="0.45" calcext:value-type="percentage">
            <text:p>45.00%</text:p>
          </table:table-cell>
          <table:table-cell office:value-type="float" office:value="0.00561790763854864" calcext:value-type="float">
            <text:p>0.0056179076</text:p>
          </table:table-cell>
          <table:table-cell office:value-type="float" office:value="0.136519758433708" calcext:value-type="float">
            <text:p>0.1365197584</text:p>
          </table:table-cell>
          <table:table-cell table:formula="of:=[.D55]/SUM([.D54:.D55])" office:value-type="float" office:value="0.094911838044087" calcext:value-type="float">
            <text:p>0.094911838</text:p>
          </table:table-cell>
          <table:table-cell/>
          <table:table-cell office:value-type="float" office:value="38067.15999" calcext:value-type="float">
            <text:p>38067.15999</text:p>
          </table:table-cell>
          <table:table-cell/>
          <table:table-cell table:formula="of:=([.D55]*10^-15)/[.G55]" office:value-type="float" office:value="3.58628693260992E-021" calcext:value-type="float">
            <text:p>3.58628693260992E-21</text:p>
          </table:table-cell>
          <table:table-cell table:formula="of:=[.I55]/[.$B$46]" office:value-type="float" office:value="0.0000011207146664406" calcext:value-type="float">
            <text:p>1.1207146664406E-06</text:p>
          </table:table-cell>
          <table:table-cell table:formula="of:=[.J55]/SUM([.J54:.J55])" office:value-type="float" office:value="0.0972469113657927" calcext:value-type="float">
            <text:p>0.0972469114</text:p>
          </table:table-cell>
          <table:table-cell/>
          <table:table-cell table:formula="of:=([.C55]*10^-15)/[.G55]" office:value-type="float" office:value="1.47578848540958E-022" calcext:value-type="float">
            <text:p>1.47578848540958E-22</text:p>
          </table:table-cell>
          <table:table-cell table:formula="of:=[.M55]/[.$B$46]" office:value-type="float" office:value="0.0000000461183901690495" calcext:value-type="float">
            <text:p>4.61183901690495E-0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ykF</text:p>
          </table:table-cell>
          <table:table-cell/>
          <table:table-cell office:value-type="float" office:value="0.487599018024833" calcext:value-type="float">
            <text:p>0.487599018</text:p>
          </table:table-cell>
          <table:table-cell office:value-type="float" office:value="0.749133436468988" calcext:value-type="float">
            <text:p>0.7491334365</text:p>
          </table:table-cell>
          <table:table-cell table:formula="of:=[.D57]/SUM([.D57:.D58])" office:value-type="float" office:value="0.822148119048351" calcext:value-type="float">
            <text:p>0.822148119</text:p>
          </table:table-cell>
          <table:table-cell/>
          <table:table-cell office:value-type="float" office:value="50679.24536" calcext:value-type="float">
            <text:p>50679.24536</text:p>
          </table:table-cell>
          <table:table-cell/>
          <table:table-cell table:formula="of:=([.D57]*10^-15)/[.G57]" office:value-type="float" office:value="1.47818585526978E-020" calcext:value-type="float">
            <text:p>1.47818585526978E-20</text:p>
          </table:table-cell>
          <table:table-cell table:formula="of:=[.I57]/[.$B$46]" office:value-type="float" office:value="0.00000461933079771807" calcext:value-type="float">
            <text:p>4.61933079771807E-06</text:p>
          </table:table-cell>
          <table:table-cell table:formula="of:=[.J57]/SUM([.J57:.J58])" office:value-type="float" office:value="0.823940132675454" calcext:value-type="float">
            <text:p>0.8239401327</text:p>
          </table:table-cell>
          <table:table-cell/>
          <table:table-cell table:formula="of:=([.C57]*10^-15)/[.G57]" office:value-type="float" office:value="9.62127621595731E-021" calcext:value-type="float">
            <text:p>9.62127621595731E-21</text:p>
          </table:table-cell>
          <table:table-cell table:formula="of:=[.M57]/[.$B$46]" office:value-type="float" office:value="0.00000300664881748666" calcext:value-type="float">
            <text:p>3.00664881748666E-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ykA</text:p>
          </table:table-cell>
          <table:table-cell/>
          <table:table-cell office:value-type="float" office:value="0.146115384730254" calcext:value-type="float">
            <text:p>0.1461153847</text:p>
          </table:table-cell>
          <table:table-cell office:value-type="float" office:value="0.162056918544074" calcext:value-type="float">
            <text:p>0.1620569185</text:p>
          </table:table-cell>
          <table:table-cell table:formula="of:=[.D58]/SUM([.D57:.D58])" office:value-type="float" office:value="0.177851880951649" calcext:value-type="float">
            <text:p>0.177851881</text:p>
          </table:table-cell>
          <table:table-cell/>
          <table:table-cell office:value-type="float" office:value="51306.66919" calcext:value-type="float">
            <text:p>51306.66919</text:p>
          </table:table-cell>
          <table:table-cell/>
          <table:table-cell table:formula="of:=([.D58]*10^-15)/[.G58]" office:value-type="float" office:value="3.15859363124785E-021" calcext:value-type="float">
            <text:p>3.15859363124785E-21</text:p>
          </table:table-cell>
          <table:table-cell table:formula="of:=[.I58]/[.$B$46]" office:value-type="float" office:value="0.000000987060509764951" calcext:value-type="float">
            <text:p>9.87060509764951E-07</text:p>
          </table:table-cell>
          <table:table-cell table:formula="of:=[.J58]/SUM([.J57:.J58])" office:value-type="float" office:value="0.176059867324546" calcext:value-type="float">
            <text:p>0.1760598673</text:p>
          </table:table-cell>
          <table:table-cell/>
          <table:table-cell table:formula="of:=([.C58]*10^-15)/[.G58]" office:value-type="float" office:value="2.84788287832828E-021" calcext:value-type="float">
            <text:p>2.84788287832828E-21</text:p>
          </table:table-cell>
          <table:table-cell table:formula="of:=[.M58]/[.$B$46]" office:value-type="float" office:value="0.000000889963399477587" calcext:value-type="float">
            <text:p>0.000000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fkA</text:p>
          </table:table-cell>
          <table:table-cell/>
          <table:table-cell office:value-type="float" office:value="0.162981396813159" calcext:value-type="float">
            <text:p>0.1629813968</text:p>
          </table:table-cell>
          <table:table-cell office:value-type="float" office:value="0.0836908923100114" calcext:value-type="float">
            <text:p>0.0836908923</text:p>
          </table:table-cell>
          <table:table-cell table:formula="of:=[.D60]/SUM([.D60:.D61])" office:value-type="float" office:value="0.623460409089507" calcext:value-type="float">
            <text:p>0.6234604091</text:p>
          </table:table-cell>
          <table:table-cell/>
          <table:table-cell office:value-type="float" office:value="34801.68622" calcext:value-type="float">
            <text:p>34801.68622</text:p>
          </table:table-cell>
          <table:table-cell/>
          <table:table-cell table:formula="of:=([.D60]*10^-15)/[.G60]" office:value-type="float" office:value="2.40479417522923E-021" calcext:value-type="float">
            <text:p>2.40479417522923E-21</text:p>
          </table:table-cell>
          <table:table-cell table:formula="of:=[.I60]/[.$B$46]" office:value-type="float" office:value="0.000000751498179759135" calcext:value-type="float">
            <text:p>7.51498179759135E-07</text:p>
          </table:table-cell>
          <table:table-cell table:formula="of:=[.J60]/SUM([.J60:.J61])" office:value-type="float" office:value="0.606662641769074" calcext:value-type="float">
            <text:p>0.6066626418</text:p>
          </table:table-cell>
          <table:table-cell/>
          <table:table-cell table:formula="of:=([.C60]*10^-15)/[.G60]" office:value-type="float" office:value="4.68314655166036E-021" calcext:value-type="float">
            <text:p>4.68314655166036E-21</text:p>
          </table:table-cell>
          <table:table-cell table:formula="of:=[.M60]/[.$B$46]" office:value-type="float" office:value="0.00000146348329739386" calcext:value-type="float">
            <text:p>1.46348329739386E-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fkB</text:p>
          </table:table-cell>
          <table:table-cell table:style-name="ce7" office:value-type="percentage" office:value="0.4" calcext:value-type="percentage">
            <text:p>40.00%</text:p>
          </table:table-cell>
          <table:table-cell office:value-type="float" office:value="0.0820218861837662" calcext:value-type="float">
            <text:p>0.0820218862</text:p>
          </table:table-cell>
          <table:table-cell office:value-type="float" office:value="0.0505452052671104" calcext:value-type="float">
            <text:p>0.0505452053</text:p>
          </table:table-cell>
          <table:table-cell table:formula="of:=[.D61]/SUM([.D60:.D61])" office:value-type="float" office:value="0.376539590910493" calcext:value-type="float">
            <text:p>0.3765395909</text:p>
          </table:table-cell>
          <table:table-cell/>
          <table:table-cell office:value-type="float" office:value="32417.84255" calcext:value-type="float">
            <text:p>32417.84255</text:p>
          </table:table-cell>
          <table:table-cell/>
          <table:table-cell table:formula="of:=([.D61]*10^-15)/[.G61]" office:value-type="float" office:value="1.55917856622172E-021" calcext:value-type="float">
            <text:p>1.55917856622172E-21</text:p>
          </table:table-cell>
          <table:table-cell table:formula="of:=[.I61]/[.$B$46]" office:value-type="float" office:value="0.000000487243301944287" calcext:value-type="float">
            <text:p>4.87243301944287E-07</text:p>
          </table:table-cell>
          <table:table-cell table:formula="of:=[.J61]/SUM([.J60:.J61])" office:value-type="float" office:value="0.393337358230926" calcext:value-type="float">
            <text:p>0.3933373582</text:p>
          </table:table-cell>
          <table:table-cell/>
          <table:table-cell table:formula="of:=([.C61]*10^-15)/[.G61]" office:value-type="float" office:value="2.53014635558362E-021" calcext:value-type="float">
            <text:p>2.53014635558362E-21</text:p>
          </table:table-cell>
          <table:table-cell table:formula="of:=[.M61]/[.$B$46]" office:value-type="float" office:value="0.000000790670736119882" calcext:value-type="float">
            <text:p>7.90670736119882E-0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pmI</text:p>
          </table:table-cell>
          <table:table-cell/>
          <table:table-cell office:value-type="float" office:value="0.268543474364624" calcext:value-type="float">
            <text:p>0.2685434744</text:p>
          </table:table-cell>
          <table:table-cell office:value-type="float" office:value="0.24756772620805" calcext:value-type="float">
            <text:p>0.2475677262</text:p>
          </table:table-cell>
          <table:table-cell table:formula="of:=[.D63]/SUM([.D63:.D64])" office:value-type="float" office:value="0.302451826844919" calcext:value-type="float">
            <text:p>0.3024518268</text:p>
          </table:table-cell>
          <table:table-cell/>
          <table:table-cell office:value-type="float" office:value="56140.28406" calcext:value-type="float">
            <text:p>56140.28406</text:p>
          </table:table-cell>
          <table:table-cell/>
          <table:table-cell table:formula="of:=([.D63]*10^-15)/[.G63]" office:value-type="float" office:value="4.40980537154856E-021" calcext:value-type="float">
            <text:p>4.40980537154856E-21</text:p>
          </table:table-cell>
          <table:table-cell table:formula="of:=[.I63]/[.$B$46]" office:value-type="float" office:value="0.00000137806417860893" calcext:value-type="float">
            <text:p>1.37806417860893E-06</text:p>
          </table:table-cell>
          <table:table-cell table:formula="of:=[.J63]/SUM([.J63:.J64])" office:value-type="float" office:value="0.180513624470589" calcext:value-type="float">
            <text:p>0.1805136245</text:p>
          </table:table-cell>
          <table:table-cell/>
          <table:table-cell table:formula="of:=([.C63]*10^-15)/[.G63]" office:value-type="float" office:value="4.7834363302761E-021" calcext:value-type="float">
            <text:p>4.7834363302761E-21</text:p>
          </table:table-cell>
          <table:table-cell table:formula="of:=[.M63]/[.$B$46]" office:value-type="float" office:value="0.00000149482385321128" calcext:value-type="float">
            <text:p>1.49482385321128E-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pmA</text:p>
          </table:table-cell>
          <table:table-cell/>
          <table:table-cell office:value-type="float" office:value="0.518324873961639" calcext:value-type="float">
            <text:p>0.518324874</text:p>
          </table:table-cell>
          <table:table-cell office:value-type="float" office:value="0.570968332213543" calcext:value-type="float">
            <text:p>0.5709683322</text:p>
          </table:table-cell>
          <table:table-cell table:formula="of:=[.D64]/SUM([.D63:.D64])" office:value-type="float" office:value="0.697548173155081" calcext:value-type="float">
            <text:p>0.6975481732</text:p>
          </table:table-cell>
          <table:table-cell/>
          <table:table-cell office:value-type="float" office:value="28520.74385" calcext:value-type="float">
            <text:p>28520.74385</text:p>
          </table:table-cell>
          <table:table-cell/>
          <table:table-cell table:formula="of:=([.D64]*10^-15)/[.G64]" office:value-type="float" office:value="2.00194053569028E-020" calcext:value-type="float">
            <text:p>2.00194053569028E-20</text:p>
          </table:table-cell>
          <table:table-cell table:formula="of:=[.I64]/[.$B$46]" office:value-type="float" office:value="0.00000625606417403213" calcext:value-type="float">
            <text:p>6.25606417403213E-06</text:p>
          </table:table-cell>
          <table:table-cell table:formula="of:=[.J64]/SUM([.J63:.J64])" office:value-type="float" office:value="0.819486375529411" calcext:value-type="float">
            <text:p>0.8194863755</text:p>
          </table:table-cell>
          <table:table-cell/>
          <table:table-cell table:formula="of:=([.C64]*10^-15)/[.G64]" office:value-type="float" office:value="1.817360994116E-020" calcext:value-type="float">
            <text:p>1.817360994116E-20</text:p>
          </table:table-cell>
          <table:table-cell table:formula="of:=[.M64]/[.$B$46]" office:value-type="float" office:value="0.00000567925310661251" calcext:value-type="float">
            <text:p>5.67925310661251E-0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eno</text:p>
          </table:table-cell>
          <table:table-cell table:number-columns-repeated="2"/>
          <table:table-cell office:value-type="float" office:value="2.73775565503478" calcext:value-type="float">
            <text:p>2.737755655</text:p>
          </table:table-cell>
          <table:table-cell table:number-columns-repeated="2"/>
          <table:table-cell office:value-type="float" office:value="45608.41069" calcext:value-type="float">
            <text:p>45608.41069</text:p>
          </table:table-cell>
          <table:table-cell/>
          <table:table-cell table:formula="of:=([.D67]*10^-15)/[.G67]" office:value-type="float" office:value="6.00274294503109E-020" calcext:value-type="float">
            <text:p>6.00274294503109E-20</text:p>
          </table:table-cell>
          <table:table-cell table:formula="of:=[.I67]/[.$B$46]" office:value-type="float" office:value="0.0000187585717032222" calcext:value-type="float">
            <text:p>1.87585717032222E-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gapA</text:p>
          </table:table-cell>
          <table:table-cell table:number-columns-repeated="2"/>
          <table:table-cell office:value-type="float" office:value="2.77490139777837" calcext:value-type="float">
            <text:p>2.7749013978</text:p>
          </table:table-cell>
          <table:table-cell table:number-columns-repeated="2"/>
          <table:table-cell office:value-type="float" office:value="35492.2309" calcext:value-type="float">
            <text:p>35492.2309</text:p>
          </table:table-cell>
          <table:table-cell/>
          <table:table-cell table:formula="of:=([.D68]*10^-15)/[.G68]" office:value-type="float" office:value="7.81833468174121E-020" calcext:value-type="float">
            <text:p>7.81833468174121E-20</text:p>
          </table:table-cell>
          <table:table-cell table:formula="of:=[.I68]/[.$B$46]" office:value-type="float" office:value="0.0000244322958804413" calcext:value-type="float">
            <text:p>2.44322958804413E-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pgk</text:p>
          </table:table-cell>
          <table:table-cell table:number-columns-repeated="2"/>
          <table:table-cell office:value-type="float" office:value="2.73088320599485" calcext:value-type="float">
            <text:p>2.730883206</text:p>
          </table:table-cell>
          <table:table-cell table:number-columns-repeated="2"/>
          <table:table-cell office:value-type="float" office:value="41074.62371" calcext:value-type="float">
            <text:p>41074.62371</text:p>
          </table:table-cell>
          <table:table-cell/>
          <table:table-cell table:formula="of:=([.D69]*10^-15)/[.G69]" office:value-type="float" office:value="6.6485897114378E-020" calcext:value-type="float">
            <text:p>6.6485897114378E-20</text:p>
          </table:table-cell>
          <table:table-cell table:formula="of:=[.I69]/[.$B$46]" office:value-type="float" office:value="0.0000207768428482431" calcext:value-type="float">
            <text:p>2.07768428482431E-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pi</text:p>
          </table:table-cell>
          <table:table-cell table:number-columns-repeated="2"/>
          <table:table-cell office:value-type="float" office:value="0.332710995652117" calcext:value-type="float">
            <text:p>0.3327109957</text:p>
          </table:table-cell>
          <table:table-cell table:number-columns-repeated="2"/>
          <table:table-cell office:value-type="float" office:value="26936.80958" calcext:value-type="float">
            <text:p>26936.80958</text:p>
          </table:table-cell>
          <table:table-cell/>
          <table:table-cell table:formula="of:=([.D70]*10^-15)/[.G70]" office:value-type="float" office:value="1.23515368315611E-020" calcext:value-type="float">
            <text:p>1.23515368315611E-20</text:p>
          </table:table-cell>
          <table:table-cell table:formula="of:=[.I70]/[.$B$46]" office:value-type="float" office:value="0.00000385985525986283" calcext:value-type="float">
            <text:p>3.85985525986283E-06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glpX</text:p>
          </table:table-cell>
          <table:table-cell office:value-type="float" office:value="0.0000000972189973257438" calcext:value-type="float">
            <text:p>9.72189973257438E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000000489798906263802" calcext:value-type="float">
            <text:p>4.89798906263802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A</text:p>
          </table:table-cell>
          <table:table-cell office:value-type="float" office:value="0.0000104037096129594" calcext:value-type="float">
            <text:p>1.04037096129594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B</text:p>
          </table:table-cell>
          <table:table-cell office:value-type="float" office:value="0.0000011207146664406" calcext:value-type="float">
            <text:p>1.1207146664406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kF</text:p>
          </table:table-cell>
          <table:table-cell office:value-type="float" office:value="0.00000461933079771807" calcext:value-type="float">
            <text:p>4.61933079771807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kA</text:p>
          </table:table-cell>
          <table:table-cell office:value-type="float" office:value="0.000000987060509764951" calcext:value-type="float">
            <text:p>9.87060509764951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fkA</text:p>
          </table:table-cell>
          <table:table-cell office:value-type="float" office:value="0.000000751498179759135" calcext:value-type="float">
            <text:p>7.51498179759135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fkB</text:p>
          </table:table-cell>
          <table:table-cell office:value-type="float" office:value="0.000000487243301944287" calcext:value-type="float">
            <text:p>4.87243301944287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mI</text:p>
          </table:table-cell>
          <table:table-cell office:value-type="float" office:value="0.00000137806417860893" calcext:value-type="float">
            <text:p>1.37806417860893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pmA</text:p>
          </table:table-cell>
          <table:table-cell office:value-type="float" office:value="0.00000625606417403213" calcext:value-type="float">
            <text:p>6.25606417403213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000187585717032222" calcext:value-type="float">
            <text:p>1.87585717032222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pA</text:p>
          </table:table-cell>
          <table:table-cell office:value-type="float" office:value="0.0000244322958804413" calcext:value-type="float">
            <text:p>2.44322958804413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000207768428482431" calcext:value-type="float">
            <text:p>2.0776842848243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0000385985525986283" calcext:value-type="float">
            <text:p>3.85985525986283E-06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0:11:04.37218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6:56:56.008196219</meta:creation-date>
    <dc:date>2017-09-24T20:12:24.916019011</dc:date>
    <meta:editing-duration>P1DT21H57M51S</meta:editing-duration>
    <meta:editing-cycles>6</meta:editing-cycles>
    <meta:generator>LibreOffice/5.0.3.2$Linux_X86_64 LibreOffice_project/00m0$Build-2</meta:generator>
    <meta:document-statistic meta:table-count="1" meta:cell-count="291" meta:object-count="0"/>
  </office:meta>
</office:document-meta>
</file>